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000080" style:font-name="Arial" fo:font-size="20pt" style:font-size-asian="20pt" style:font-size-complex="20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Arial1" fo:font-size="12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Arial1" fo:font-size="12pt"/>
    </style:style>
    <style:style style:name="T2" style:family="text">
      <style:text-properties fo:font-variant="normal" fo:text-transform="none" style:font-name="Arial1" fo:font-size="12pt" fo:font-style="normal" fo:font-weight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iscos das patentes de softwares são debatidos no fisl13</text:p>
      <text:p text:style-name="P2"/>
      <text:p text:style-name="P3">Especialistas questionaram a legitimidade das patentes de software no Brasil e seus efeitos sobre o estímulo à inovação.</text:p>
      <text:p text:style-name="Standard"/>
      <text:p text:style-name="P5"><text:span text:style-name="T7">O pagamento de royalties a grandes empresas, a interoperabilidade entre dispositivos e a efetividade das patentes intele</text:span><text:span text:style-name="T7">ctuais no desenvolvimento da indústria nacional foram alguns dos pontos discutidos no painel </text:span><text:span text:style-name="T8">Os riscos das patentes de software, controle de códigos e formatos</text:span><text:span text:style-name="T7">, mediado por Paulo Paranaguá, pesquisador da área de </text:span><text:span text:style-name="T4">direitos autorais, patentes e privacidade.</text:span><text:span text:style-name="T3"> O debate foi </text:span><text:span text:style-name="T7">realizado hoje (27) no 13° Fórum Internacional Software Livre (fisl13), que acontece em Porto Alegre até amanhã. </text:span></text:p>
      <text:p text:style-name="P4"/>
      <text:p text:style-name="P4">Abrindo o painel, o sociólogo Sérgio Amadeu, da Universidade Federal do ABC, a existência das patentes sobre os softwares é usada como munição na guerra entre as grandes empresas transnacionais pela obtenção de royalties e direitos de fabricação e distribuição de produtos. “Não é aceitável que algoritmos, que são a base dos programas, possam ser patenteáveis. Isso pode paralisar o desenvolvimento de soluções que permitem criar inúmeros usos inteligentes para a tecnologia, impactando, principalmente, as pequenas empresas e <text:span text:style-name="T6">startups</text:span>”, defendeu.</text:p>
      <text:p text:style-name="P4"/>
      <text:p text:style-name="P4">O contraponto ficou por conta do representante do Instituto Brasileiro de Propriedade Intelectual (INPI), Antônio Abrantes, que defendeu que a patente é uma garantia constitucional, compensando os gatos e investimentos no desenvolvimento de produtos e processos. Segundo ele, no cenário atual, o principal conteúdo agregado pela indústria é informacional e não físico, como há 40 anos. “Os opositores à patente alegavam, nos anos 90, que a indústria do software ruiria com a propriedade intelectual, impedindo a inovação, mas não foi o que aconteceu”, argumentou.</text:p>
      <text:p text:style-name="P4"/>
      <text:p text:style-name="P1"><text:span text:style-name="T9">No entanto, para Nelson Lago, g</text:span>erente técnico do Centro de Competência em Software Livre do IME/USP, a interpretação do INP<text:span text:style-name="T5">I</text:span><text:span text:style-name="T10"> </text:span>é errônea pois contraria a própria constituição, que estabelece que os programas de computador não estão sujeitos à patente. “Qualquer programa é originado por um processo matemático, que não pode ser patenteado. Independente disso, a patente sobre o software é ruim pois, ao contrário do que a constituição manda, ela não promove o desenvolvimento industrial e gera custos legais, nocivos aos pequenos empreendedores”, disse. O conceito também foi defendido pelo analista de patentes Luiz Xavier, que explicou as características técnicas dos programas de computador.</text:p>
      <text:p text:style-name="P4"/>
      <text:p text:style-name="P4">Seth Schoen, da Electronic Frontiers Foundation (EFF), entidade norte-americana devotada a defender os interesses dos usuários do meio digital, ressaltou que um dos efeitos das patentes, nos Estados Unidos, é gerar modelos de negócio unicamente baseados na cobrança de <text:span text:style-name="T6">royalties</text:span>. “São empresas que possuem patentes sem produzir produtos, que chamamos de <text:span text:style-name="T6">patent trolls</text:span>”, explicou. Schoen salientou que uma das frentes de luta nos EUA é impedir patentes já existentes sobre procedimentos óbvios, como o <text:span text:style-name="T6">streaming</text:span> (transmissão online de imagens e áudio), o clique único para compras online ou até o <text:span text:style-name="T6">hyperlink</text:span>. Schoen contou que 70% dos celulares com o sistema operacional Android já pagaram <text:span text:style-name="T6">royalties</text:span> à Microsoft. “A receita gerada pelo Android já é maior do que o obtido com a venda do Windows Phone”, alertou.</text:p>
      <text:p text:style-name="P4"/>
      <text:p text:style-name="P4">Para o ativista Marcelo Branco, a questão da patente no Brasil é de política externa. “A <text:soft-page-break/>Organização Mundial de Propriedade Intelectual, criada para remunerar inventores por suas criações, na verdade está garantindo reserva de mercado a quem já tem a hegemonia das patentes”, pontuou. Fatos como esse, segundo Branco, fizeram com que o parlamento europeu votasse, em 2005, contra o patenteamento de softwares, em atenção aos prejuízos de uma competição desproporcional contra os Estados Unidos, onde a patente é uma tradição.</text:p>
      <text:p text:style-name="P4"/>
      <text:p text:style-name="P4">De acordo com Bruno Magrani, da Fundação Getúlio Vargas (FGV) e Observatório Brasileiro de Políticas digitais, apesar da legalidade da patente, nenhum ponto das leis brasileiras estabelecem a sua obrigatoriedade. Igualmente, a definição sobre o que é software “em si”, bem como a legitimidade de seu patenteamento, são atribuições exclusivas do poder legislativo, criador da lei que versa sobre patentes e direito autoral.</text:p>
      <text:p text:style-name="P10"/>
      <text:p text:style-name="Standard"/>
      <text:p text:style-name="P7"><text:span text:style-name="Strong_20_Emphasis"><text:span text:style-name="T1">Sobre o Fórum Internacional Software Livre (fisl)</text:span></text:span></text:p>
      <text:p text:style-name="P8">O Fórum Internacional de Software Livre (fisl) acontece desde o ano 2000 - chegando em sua 13ª edição. É considerado o mais consolidado evento da área na América Latina e um dos maiores do mundo. Fundado nos  ideais  construídos  inicialmente  pelo físico e programador Richard  Stallman  e,  posteriormente,  pela comunidade  de  hackers  e  desenvolvedores  do  sistema  operacional  GNU/Linux, o fisl surgiu de uma mobilização em prol da luta pela liberdade e autonomia tecnológica do país. O  evento  é  o momento  de  encontro  físico  de  muitas  pessoas 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Text_20_body"><text:span text:style-name="Strong_20_Emphasis"><text:span text:style-name="T1">Porto Alegre, 27 de julho de 2012</text:span></text:span></text:p>
      <text:p text:style-name="P9"><text:span text:style-name="Strong_20_Emphasis"><text:span text:style-name="T2"><text:line-break/></text:span></text:span><text:span text:style-name="T2">Núcleo de Atendimento 13° Fórum Internacional de Software Livre<text:line-break/>Coordenação: Nicole Carvalho – </text:span><text:a xlink:type="simple" xlink:href="http://unica.relazione.com.br/tec-atualiza-estat-clique.php?rlzto=%25$$$%25bWFpbHRvOm5pY29sZUBlbmZhdG8uY29tLmJy&amp;idNewsletter=NDM5MA==&amp;idAssinante=NzEzMw==&amp;IdLink=NDgxMTU=&amp;idCliente=MTc4&amp;sobra=" office:target-frame-name="_blank" xlink:show="new"><text:span text:style-name="T2">nicole@enfato.com.br</text:span></text:a><text:span text:style-name="T2"> – 51 8118.1501<text:line-break/>Direção:Mariana Turkenicz– </text:span><text:a xlink:type="simple" xlink:href="http://unica.relazione.com.br/tec-atualiza-estat-clique.php?rlzto=%25$$$%25bWFpbHRvOm1hcmlhbmFAZW5mYXRvLmNvbS5icg==&amp;idNewsletter=NDM5MA==&amp;idAssinante=NzEzMw==&amp;IdLink=NDgxMTY=&amp;idCliente=MTc4&amp;sobra=" office:target-frame-name="_blank" xlink:show="new"><text:span text:style-name="T2">mariana@enfato.com.br</text:span></text:a><text:span text:style-name="T2"> – 51 8121.7062<text:line-break/><text:line-break/>Enfato Comunicação Empresarial<text:line-break/>51 30.261.261<text:line-break/></text:span><text:a xlink:type="simple" xlink:href="http://unica.relazione.com.br/tec-atualiza-estat-clique.php?rlzto=%25$$$%25aHR0cDovL3d3dy5lbmZhdG8uY29tLmJyLw==&amp;idNewsletter=NDM5MA==&amp;idAssinante=NzEzMw==&amp;IdLink=NDgxMTg=&amp;idCliente=MTc4&amp;sobra=" office:target-frame-name="_blank" xlink:show="new"><text:span text:style-name="T2">www.enfato.com.br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7T17:02:14</meta:creation-date>
    <dc:date>2012-07-27T18:56:13</dc:date>
    <dc:creator>Fisl 13 </dc:creator>
    <meta:editing-duration>PT1H12M56S</meta:editing-duration>
    <meta:editing-cycles>8</meta:editing-cycles>
    <meta:generator>LibreOffice/3.5$Linux_x86 LibreOffice_project/350m1$Build-3</meta:generator>
    <meta:document-statistic meta:table-count="0" meta:image-count="0" meta:object-count="0" meta:page-count="2" meta:paragraph-count="13" meta:word-count="814" meta:character-count="5447" meta:non-whitespace-character-count="4611"/>
  </office:meta>
</office:document-meta>
</file>